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fill="solid" draw:fill-color="#ffffcc" draw:textarea-horizontal-align="justify" draw:textarea-vertical-align="middle" draw:auto-grow-height="false" fo:min-height="0cm" fo:min-width="0cm" draw:shadow="visible" draw:shadow-offset-x="0.203cm" draw:shadow-offset-y="0.203cm" draw:shadow-color="#e6e6e6"/>
    </style:style>
    <style:style style:name="gr3" style:family="graphic" style:parent-style-name="standard">
      <style:graphic-properties draw:stroke="solid" svg:stroke-color="#cccccc" draw:fill="solid" draw:fill-color="#e6e64c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cfe7f5" draw:textarea-horizontal-align="justify" draw:textarea-vertical-align="middle" draw:auto-grow-height="false" fo:min-height="0cm" fo:min-width="0cm" draw:shadow="visible" draw:shadow-offset-x="0.152cm" draw:shadow-offset-y="0.152cm" draw:shadow-color="#e6e6ff"/>
    </style:style>
    <style:style style:name="gr5" style:family="graphic" style:parent-style-name="objectwithoutfill">
      <style:graphic-properties svg:stroke-width="0.051cm" draw:marker-start-width="0.276cm" draw:marker-end="Arrowheads_20_1" draw:marker-end-width="0.376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svg:stroke-color="#000000" draw:marker-start-width="0.276cm" draw:marker-end="Arrowheads_20_1" draw:marker-end-width="0.376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color="#aea79f" draw:fill="solid" draw:fill-color="#e6e6e6" draw:textarea-horizontal-align="justify" draw:textarea-vertical-align="middle" draw:auto-grow-height="false" draw:shadow="visib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entury Schoolbook L" fo:font-size="12pt" style:font-size-asian="12pt" style:font-size-complex="12pt"/>
    </style:style>
    <style:style style:name="T1" style:family="text">
      <style:text-properties style:font-name="Century Schoolbook L" fo:font-size="14pt" style:font-size-asian="14pt" style:font-size-complex="14pt"/>
    </style:style>
    <style:style style:name="T2" style:family="text">
      <style:text-properties fo:color="#666666" style:font-name="Century Schoolbook L" fo:font-size="12pt" style:font-size-asian="12pt" style:font-size-complex="12pt"/>
    </style:style>
    <style:style style:name="T3" style:family="text">
      <style:text-properties style:font-name="Courier1" fo:font-size="10.5pt" fo:font-weight="bold" style:font-size-asian="10.5pt" style:font-weight-asian="bold" style:font-size-complex="10.5pt" style:font-weight-complex="bold"/>
    </style:style>
    <style:style style:name="T4" style:family="text">
      <style:text-properties fo:color="#666666" style:font-name="Century Schoolbook L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0cm" svg:height="0cm" svg:x="1.016cm" svg:y="8.237cm" svg:viewBox="0 0 0 0" draw:points="0,0">
          <text:p/>
        </draw:polygon>
        <draw:polygon draw:style-name="gr1" draw:text-style-name="P1" draw:layer="layout" svg:width="0cm" svg:height="0cm" svg:x="19.66cm" svg:y="20.681cm" svg:viewBox="0 0 0 0" draw:points="0,0">
          <text:p/>
        </draw:polygon>
        <draw:custom-shape draw:style-name="gr2" draw:text-style-name="P1" xml:id="id2" draw:id="id2" draw:layer="layout" svg:width="5.757cm" svg:height="3.912cm" svg:x="8.754cm" svg:y="1.516cm">
          <text:p text:style-name="P1"><text:span text:style-name="T1"/></text:p>
          <text:p text:style-name="P1"><text:span text:style-name="T1">COMPONENT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4" draw:id="id4" draw:layer="layout" svg:width="5.08cm" svg:height="1.524cm" svg:x="9.092cm" svg:y="3.152cm">
          <text:p text:style-name="P1"><text:span text:style-name="T2">… </text:span><text:span text:style-name="T2">unit of code ...</text:span></text:p>
          <text:p text:style-name="P1"><text:span text:style-name="T3">device.set_position()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3" draw:id="id3" draw:layer="layout" svg:width="6.223cm" svg:height="1.151cm" svg:x="0.64cm" svg:y="4.48cm">
          <text:p text:style-name="P1"><text:span text:style-name="T1">UNIT T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6.223cm" svg:height="1.151cm" svg:x="0.642cm" svg:y="2.882cm">
          <text:p text:style-name="P1"><text:span text:style-name="T1">INTEGRATION T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1" draw:id="id1" draw:layer="layout" svg:width="6.223cm" svg:height="1.151cm" svg:x="0.644cm" svg:y="1.284cm">
          <text:p text:style-name="P1"><text:span text:style-name="T1">FUNCTIONAL T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line-skew="-0.231cm" svg:x1="3.755cm" svg:y1="1.284cm" svg:x2="11.632cm" svg:y2="1.516cm" draw:start-shape="id1" draw:start-glue-point="0" draw:end-shape="id2" svg:d="M3755 1284v-733h7877v965" svg:viewBox="0 0 7878 966">
          <text:p/>
        </draw:connector>
        <draw:connector draw:style-name="gr6" draw:text-style-name="P1" draw:layer="layout" svg:x1="3.751cm" svg:y1="5.631cm" svg:x2="11.632cm" svg:y2="4.676cm" draw:start-shape="id3" draw:start-glue-point="2" draw:end-shape="id4" svg:d="M3751 5631v653h7881v-1608" svg:viewBox="0 0 7882 1609">
          <text:p/>
        </draw:connector>
        <draw:custom-shape draw:style-name="gr2" draw:text-style-name="P1" xml:id="id5" draw:id="id5" draw:layer="layout" svg:width="5.757cm" svg:height="3.912cm" svg:x="15.856cm" svg:y="1.518cm">
          <text:p text:style-name="P1"><text:span text:style-name="T1"/></text:p>
          <text:p text:style-name="P1"><text:span text:style-name="T1">DEVICE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6" draw:id="id6" draw:layer="layout" svg:width="5.08cm" svg:height="1.524cm" svg:x="16.194cm" svg:y="3.154cm">
          <text:p text:style-name="P1"><text:span text:style-name="T2">… </text:span><text:span text:style-name="T2">unit of code ...</text:span></text:p>
          <text:p text:style-name="P1"><text:span text:style-name="T3">hw.set_position()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223cm" svg:height="1.151cm" svg:x="22.418cm" svg:y="0.458cm">
          <text:p text:style-name="P1"><text:span text:style-name="T1">INTEGRATION T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25.603cm" svg:y1="1.6cm" svg:x2="25.603cm" svg:y2="2.921cm">
          <text:p/>
        </draw:line>
        <draw:connector draw:style-name="gr5" draw:text-style-name="P1" draw:layer="layout" draw:line-skew="0cm -0.509cm" svg:x1="14.172cm" svg:y1="3.914cm" svg:x2="18.734cm" svg:y2="1.518cm" draw:start-shape="id4" draw:start-glue-point="1" draw:end-shape="id5" draw:end-glue-point="0" svg:d="M14172 3914h842v-3406h3720v1010" svg:viewBox="0 0 4563 3407">
          <text:p/>
        </draw:connector>
        <draw:custom-shape draw:style-name="gr7" draw:text-style-name="P1" xml:id="id7" draw:id="id7" draw:layer="layout" svg:width="6.223cm" svg:height="2.032cm" svg:x="22.479cm" svg:y="2.921cm">
          <text:p text:style-name="P1"><text:span text:style-name="T4">Simulator / Real Worl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line-skew="0.793cm" svg:x1="18.734cm" svg:y1="4.678cm" svg:x2="25.591cm" svg:y2="4.953cm" draw:start-shape="id6" draw:start-glue-point="2" draw:end-shape="id7" draw:end-glue-point="8" svg:d="M18734 4678v1672h6857v-1397" svg:viewBox="0 0 6858 1673">
          <text:p/>
        </draw:connector>
        <draw:line draw:style-name="gr5" draw:text-style-name="P1" draw:layer="layout" svg:x1="6.858cm" svg:y1="3.48cm" svg:x2="8.763cm" svg:y2="3.4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102cm" draw:shadow-offset-y="0.102cm" draw:shadow-color="#ccccc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21cm" fo:page-height="6.85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co Buttu</meta:initial-creator>
    <meta:creation-date>2015-03-28T17:15:54.718047606</meta:creation-date>
    <dc:date>2015-04-12T12:48:00.804456316</dc:date>
    <dc:creator>Marco Buttu</dc:creator>
    <meta:editing-duration>PT3H19M5S</meta:editing-duration>
    <meta:editing-cycles>38</meta:editing-cycles>
    <meta:generator>LibreOffice/4.2.6.3$Linux_X86_64 LibreOffice_project/420m0$Build-3</meta:generator>
    <meta:document-statistic meta:object-count="17"/>
  </office:meta>
</office:document-meta>
</file>